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5306819083909" calcext:value-type="float">
            <text:p>95,53</text:p>
          </table:table-cell>
          <table:table-cell table:style-name="ce3" table:formula="of:=([.F2]/12597)*100" office:value-type="float" office:value="4.46931809160911" calcext:value-type="float">
            <text:p>4,47</text:p>
          </table:table-cell>
          <table:table-cell/>
          <table:table-cell table:style-name="ce4" table:formula="of:=[.E18]+[.H18]" office:value-type="float" office:value="12034" calcext:value-type="float">
            <text:p>12034</text:p>
          </table:table-cell>
          <table:table-cell table:formula="of:=12597-[.E2]" office:value-type="float" office:value="563" calcext:value-type="float">
            <text:p>563</text:p>
          </table:table-cell>
          <table:table-cell office:value-type="float" office:value="91.9672379494" calcext:value-type="float">
            <text:p>91,9672379494</text:p>
          </table:table-cell>
          <table:table-cell office:value-type="float" office:value="0.14589715004" calcext:value-type="float">
            <text:p>0,1458971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1316980233389" calcext:value-type="float">
            <text:p>53,13</text:p>
          </table:table-cell>
          <table:table-cell table:style-name="ce3" table:formula="of:=([.F3]/12597)*100" office:value-type="float" office:value="46.8683019766611" calcext:value-type="float">
            <text:p>46,87</text:p>
          </table:table-cell>
          <table:table-cell/>
          <table:table-cell table:style-name="ce4" table:formula="of:=[.E19]+[.H19]" office:value-type="float" office:value="6693" calcext:value-type="float">
            <text:p>6693</text:p>
          </table:table-cell>
          <table:table-cell table:formula="of:=12597-[.E3]" office:value-type="float" office:value="5904" calcext:value-type="float">
            <text:p>5904</text:p>
          </table:table-cell>
          <table:table-cell office:value-type="float" office:value="207.595268011" calcext:value-type="float">
            <text:p>207,595268011</text:p>
          </table:table-cell>
          <table:table-cell office:value-type="float" office:value="0.157466173172" calcext:value-type="float">
            <text:p>0,15746617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7767722473605" calcext:value-type="float">
            <text:p>95,78</text:p>
          </table:table-cell>
          <table:table-cell table:style-name="ce3" table:formula="of:=([.F4]/12597)*100" office:value-type="float" office:value="4.22322775263952" calcext:value-type="float">
            <text:p>4,22</text:p>
          </table:table-cell>
          <table:table-cell/>
          <table:table-cell table:style-name="ce4" table:formula="of:=[.E20]+[.H20]" office:value-type="float" office:value="12065" calcext:value-type="float">
            <text:p>12065</text:p>
          </table:table-cell>
          <table:table-cell table:formula="of:=12597-[.E4]" office:value-type="float" office:value="532" calcext:value-type="float">
            <text:p>532</text:p>
          </table:table-cell>
          <table:table-cell office:value-type="float" office:value="136.733839989" calcext:value-type="float">
            <text:p>136,733839989</text:p>
          </table:table-cell>
          <table:table-cell office:value-type="float" office:value="0.168308019638" calcext:value-type="float">
            <text:p>0,1683080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6100658887037" calcext:value-type="float">
            <text:p>95,61</text:p>
          </table:table-cell>
          <table:table-cell table:style-name="ce3" table:formula="of:=([.F5]/12597)*100" office:value-type="float" office:value="4.38993411129634" calcext:value-type="float">
            <text:p>4,39</text:p>
          </table:table-cell>
          <table:table-cell/>
          <table:table-cell table:style-name="ce4" table:formula="of:=[.E21]+[.H21]" office:value-type="float" office:value="12044" calcext:value-type="float">
            <text:p>12044</text:p>
          </table:table-cell>
          <table:table-cell table:formula="of:=12597-[.E5]" office:value-type="float" office:value="553" calcext:value-type="float">
            <text:p>553</text:p>
          </table:table-cell>
          <table:table-cell office:value-type="float" office:value="91.1323919296" calcext:value-type="float">
            <text:p>91,1323919296</text:p>
          </table:table-cell>
          <table:table-cell office:value-type="float" office:value="0.179537057877" calcext:value-type="float">
            <text:p>0,17953705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48217829642" calcext:value-type="float">
            <text:p>95,85</text:p>
          </table:table-cell>
          <table:table-cell table:style-name="ce3" table:formula="of:=([.F6]/12597)*100" office:value-type="float" office:value="4.15178217035802" calcext:value-type="float">
            <text:p>4,15</text:p>
          </table:table-cell>
          <table:table-cell/>
          <table:table-cell table:style-name="ce4" table:formula="of:=[.E22]+[.H22]" office:value-type="float" office:value="12074" calcext:value-type="float">
            <text:p>12074</text:p>
          </table:table-cell>
          <table:table-cell table:formula="of:=12597-[.E6]" office:value-type="float" office:value="523" calcext:value-type="float">
            <text:p>523</text:p>
          </table:table-cell>
          <table:table-cell office:value-type="float" office:value="219.019013882" calcext:value-type="float">
            <text:p>219,019013882</text:p>
          </table:table-cell>
          <table:table-cell office:value-type="float" office:value="0.193275928497" calcext:value-type="float">
            <text:p>0,193275928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8879098197984" calcext:value-type="float">
            <text:p>95,89</text:p>
          </table:table-cell>
          <table:table-cell table:style-name="ce3" table:formula="of:=([.F7]/12597)*100" office:value-type="float" office:value="4.11209018020164" calcext:value-type="float">
            <text:p>4,11</text:p>
          </table:table-cell>
          <table:table-cell/>
          <table:table-cell table:style-name="ce4" table:formula="of:=[.E23]+[.H23]" office:value-type="float" office:value="12079" calcext:value-type="float">
            <text:p>12079</text:p>
          </table:table-cell>
          <table:table-cell table:formula="of:=12597-[.E7]" office:value-type="float" office:value="518" calcext:value-type="float">
            <text:p>518</text:p>
          </table:table-cell>
          <table:table-cell office:value-type="float" office:value="103.451627016" calcext:value-type="float">
            <text:p>103,451627016</text:p>
          </table:table-cell>
          <table:table-cell office:value-type="float" office:value="0.204324960709" calcext:value-type="float">
            <text:p>0,204324960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1734539969834" calcext:value-type="float">
            <text:p>95,17</text:p>
          </table:table-cell>
          <table:table-cell table:style-name="ce3" table:formula="of:=([.F8]/12597)*100" office:value-type="float" office:value="4.82654600301659" calcext:value-type="float">
            <text:p>4,83</text:p>
          </table:table-cell>
          <table:table-cell/>
          <table:table-cell table:style-name="ce4" table:formula="of:=[.E24]+[.H24]" office:value-type="float" office:value="11989" calcext:value-type="float">
            <text:p>11989</text:p>
          </table:table-cell>
          <table:table-cell table:formula="of:=12597-[.E8]" office:value-type="float" office:value="608" calcext:value-type="float">
            <text:p>608</text:p>
          </table:table-cell>
          <table:table-cell office:value-type="float" office:value="138.713325024" calcext:value-type="float">
            <text:p>138,713325024</text:p>
          </table:table-cell>
          <table:table-cell office:value-type="float" office:value="0.215011835098" calcext:value-type="float">
            <text:p>0,21501183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7826466619036" calcext:value-type="float">
            <text:p>53,78</text:p>
          </table:table-cell>
          <table:table-cell table:style-name="ce3" table:formula="of:=([.F9]/12597)*100" office:value-type="float" office:value="46.2173533380964" calcext:value-type="float">
            <text:p>46,22</text:p>
          </table:table-cell>
          <table:table-cell/>
          <table:table-cell table:style-name="ce4" table:formula="of:=[.E25]+[.H25]" office:value-type="float" office:value="6775" calcext:value-type="float">
            <text:p>6775</text:p>
          </table:table-cell>
          <table:table-cell table:formula="of:=12597-[.E9]" office:value-type="float" office:value="5822" calcext:value-type="float">
            <text:p>5822</text:p>
          </table:table-cell>
          <table:table-cell office:value-type="float" office:value="137.596010923" calcext:value-type="float">
            <text:p>137,596010923</text:p>
          </table:table-cell>
          <table:table-cell office:value-type="float" office:value="0.226282119751" calcext:value-type="float">
            <text:p>0,226282119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1793284115266" calcext:value-type="float">
            <text:p>53,18</text:p>
          </table:table-cell>
          <table:table-cell table:style-name="ce3" table:formula="of:=([.F10]/12597)*100" office:value-type="float" office:value="46.8206715884734" calcext:value-type="float">
            <text:p>46,82</text:p>
          </table:table-cell>
          <table:table-cell/>
          <table:table-cell table:style-name="ce4" table:formula="of:=[.E26]+[.H26]" office:value-type="float" office:value="6699" calcext:value-type="float">
            <text:p>6699</text:p>
          </table:table-cell>
          <table:table-cell table:formula="of:=12597-[.E10]" office:value-type="float" office:value="5898" calcext:value-type="float">
            <text:p>5898</text:p>
          </table:table-cell>
          <table:table-cell office:value-type="float" office:value="185.828463793" calcext:value-type="float">
            <text:p>185,828463793</text:p>
          </table:table-cell>
          <table:table-cell office:value-type="float" office:value="0.237859964371" calcext:value-type="float">
            <text:p>0,23785996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9672938001111" calcext:value-type="float">
            <text:p>95,97</text:p>
          </table:table-cell>
          <table:table-cell table:style-name="ce3" table:formula="of:=([.F11]/12597)*100" office:value-type="float" office:value="4.03270619988886" calcext:value-type="float">
            <text:p>4,03</text:p>
          </table:table-cell>
          <table:table-cell/>
          <table:table-cell table:style-name="ce4" table:formula="of:=[.E27]+[.H27]" office:value-type="float" office:value="12089" calcext:value-type="float">
            <text:p>12089</text:p>
          </table:table-cell>
          <table:table-cell table:formula="of:=12597-[.E11]" office:value-type="float" office:value="508" calcext:value-type="float">
            <text:p>508</text:p>
          </table:table-cell>
          <table:table-cell office:value-type="float" office:value="92.7492420673" calcext:value-type="float">
            <text:p>92,7492420673</text:p>
          </table:table-cell>
          <table:table-cell office:value-type="float" office:value="0.239425182343" calcext:value-type="float">
            <text:p>0,23942518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2.9888068587759" calcext:value-type="float">
            <text:p>82,9888068588</text:p>
          </table:table-cell>
          <table:table-cell table:formula="of:=AVERAGE([.C2:.C11])" office:value-type="float" office:value="17.0111931412241" calcext:value-type="float">
            <text:p>17,011193141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454.1" calcext:value-type="float">
            <text:p>10454,1</text:p>
          </table:table-cell>
          <table:table-cell table:formula="of:=AVERAGE([.F2:.F11])" office:value-type="float" office:value="2142.9" calcext:value-type="float">
            <text:p>2142,9</text:p>
          </table:table-cell>
          <table:table-cell table:formula="of:=SUM([.G2:.G11])/10" office:value-type="float" office:value="140.47864205843" calcext:value-type="float">
            <text:p>140,4786420584</text:p>
          </table:table-cell>
          <table:table-cell table:formula="of:=SUM([.H2:.H11])/10" office:value-type="float" office:value="0.1967388391496" calcext:value-type="float">
            <text:p>0,196738839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3735.9" calcext:value-type="float">
            <text:p>3735,9</text:p>
          </table:table-cell>
          <table:table-cell table:formula="of:=AVERAGE([.G18:.G27])" office:value-type="float" office:value="2127" calcext:value-type="float">
            <text:p>2127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table:formula="of:=12597-SUM([.E18:.G18])" office:value-type="float" office:value="6736" calcext:value-type="float">
            <text:p>673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9" calcext:value-type="float">
            <text:p>15,9</text:p>
          </table:table-cell>
          <table:table-cell table:formula="of:=AVERAGE([.H18:.H27])" office:value-type="float" office:value="6718.2" calcext:value-type="float">
            <text:p>6718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formula="of:=12597-SUM([.E19:.G19])" office:value-type="float" office:value="6693" calcext:value-type="float">
            <text:p>66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0" calcext:value-type="float">
            <text:p>5230</text:p>
          </table:table-cell>
          <table:table-cell office:value-type="float" office:value="21" calcext:value-type="float">
            <text:p>21</text:p>
          </table:table-cell>
          <table:table-cell office:value-type="float" office:value="511" calcext:value-type="float">
            <text:p>511</text:p>
          </table:table-cell>
          <table:table-cell table:formula="of:=12597-SUM([.E20:.G20])" office:value-type="float" office:value="6835" calcext:value-type="float">
            <text:p>683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3735.9" calcext:value-type="float">
            <text:p>3735,9</text:p>
          </table:table-cell>
          <table:table-cell table:number-columns-repeated="2"/>
          <table:table-cell office:value-type="float" office:value="5343" calcext:value-type="float">
            <text:p>5343</text:p>
          </table:table-cell>
          <table:table-cell office:value-type="float" office:value="15" calcext:value-type="float">
            <text:p>15</text:p>
          </table:table-cell>
          <table:table-cell office:value-type="float" office:value="538" calcext:value-type="float">
            <text:p>538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9" calcext:value-type="float">
            <text:p>15,9</text:p>
          </table:table-cell>
          <table:table-cell table:number-columns-repeated="2"/>
          <table:table-cell office:value-type="float" office:value="5423" calcext:value-type="float">
            <text:p>5423</text:p>
          </table:table-cell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table:formula="of:=12597-SUM([.E22:.G22])" office:value-type="float" office:value="6651" calcext:value-type="float">
            <text:p>665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27" calcext:value-type="float">
            <text:p>2127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21" calcext:value-type="float">
            <text:p>21</text:p>
          </table:table-cell>
          <table:table-cell office:value-type="float" office:value="497" calcext:value-type="float">
            <text:p>497</text:p>
          </table:table-cell>
          <table:table-cell table:formula="of:=12597-SUM([.E23:.G23])" office:value-type="float" office:value="6711" calcext:value-type="float">
            <text:p>671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2" calcext:value-type="float">
            <text:p>6718,2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38" calcext:value-type="float">
            <text:p>38</text:p>
          </table:table-cell>
          <table:table-cell office:value-type="float" office:value="570" calcext:value-type="float">
            <text:p>570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table:formula="of:=12597-SUM([.E25:.G25])" office:value-type="float" office:value="6775" calcext:value-type="float">
            <text:p>67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table:formula="of:=12597-SUM([.E26:.G26])" office:value-type="float" office:value="6699" calcext:value-type="float">
            <text:p>669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13" calcext:value-type="float">
            <text:p>5413</text:p>
          </table:table-cell>
          <table:table-cell office:value-type="float" office:value="17" calcext:value-type="float">
            <text:p>17</text:p>
          </table:table-cell>
          <table:table-cell office:value-type="float" office:value="491" calcext:value-type="float">
            <text:p>491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29888068587759" calcext:value-type="float">
            <text:p>0,8298880686</text:p>
          </table:table-cell>
          <table:table-cell table:number-columns-repeated="2"/>
          <table:table-cell table:formula="of:=SUM([.E18:.E27])/10" office:value-type="float" office:value="3735.9" calcext:value-type="float">
            <text:p>3735,9</text:p>
          </table:table-cell>
          <table:table-cell table:formula="of:=SUM([.F18:.F27])/10" office:value-type="float" office:value="15.9" calcext:value-type="float">
            <text:p>15,9</text:p>
          </table:table-cell>
          <table:table-cell table:formula="of:=SUM([.G18:.G27])/10" office:value-type="float" office:value="2127" calcext:value-type="float">
            <text:p>2127</text:p>
          </table:table-cell>
          <table:table-cell table:formula="of:=SUM([.H18:.H27])/10" office:value-type="float" office:value="6718.2" calcext:value-type="float">
            <text:p>6718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70111931412241" calcext:value-type="float">
            <text:p>0,1701119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637210254311007" calcext:value-type="float">
            <text:p>0,6372102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38882701475" calcext:value-type="float">
            <text:p>0,99763888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28:24.993604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1S</meta:editing-duration>
    <meta:editing-cycles>6</meta:editing-cycles>
    <meta:generator>LibreOffice/5.1.6.2$Linux_X86_64 LibreOffice_project/10m0$Build-2</meta:generator>
    <dc:date>2018-01-19T18:29:29.205750051</dc:date>
    <meta:document-statistic meta:table-count="1" meta:cell-count="167" meta:object-count="0"/>
  </office:meta>
</office:document-meta>
</file>